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9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0.0005839" calcext:value-type="float">
            <text:p>0.0005839</text:p>
          </table:table-cell>
          <table:table-cell office:value-type="float" office:value="0.0042603" calcext:value-type="float">
            <text:p>0.004260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023342" calcext:value-type="float">
            <text:p>0.0023342</text:p>
          </table:table-cell>
          <table:table-cell office:value-type="float" office:value="0.0084289" calcext:value-type="float">
            <text:p>0.008428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052468" calcext:value-type="float">
            <text:p>0.0052468</text:p>
          </table:table-cell>
          <table:table-cell office:value-type="float" office:value="0.0125011" calcext:value-type="float">
            <text:p>0.012501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093149" calcext:value-type="float">
            <text:p>0.0093149</text:p>
          </table:table-cell>
          <table:table-cell office:value-type="float" office:value="0.0164706" calcext:value-type="float">
            <text:p>0.016470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45291" calcext:value-type="float">
            <text:p>0.0145291</text:p>
          </table:table-cell>
          <table:table-cell office:value-type="float" office:value="0.02033" calcext:value-type="float">
            <text:p>0.0203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208771" calcext:value-type="float">
            <text:p>0.0208771</text:p>
          </table:table-cell>
          <table:table-cell office:value-type="float" office:value="0.0240706" calcext:value-type="float">
            <text:p>0.024070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283441" calcext:value-type="float">
            <text:p>0.0283441</text:p>
          </table:table-cell>
          <table:table-cell office:value-type="float" office:value="0.0276827" calcext:value-type="float">
            <text:p>0.027682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369127" calcext:value-type="float">
            <text:p>0.0369127</text:p>
          </table:table-cell>
          <table:table-cell office:value-type="float" office:value="0.0311559" calcext:value-type="float">
            <text:p>0.031155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465628" calcext:value-type="float">
            <text:p>0.0465628</text:p>
          </table:table-cell>
          <table:table-cell office:value-type="float" office:value="0.0344792" calcext:value-type="float">
            <text:p>0.034479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57272" calcext:value-type="float">
            <text:p>0.057272</text:p>
          </table:table-cell>
          <table:table-cell office:value-type="float" office:value="0.0376414" calcext:value-type="float">
            <text:p>0.037641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90152" calcext:value-type="float">
            <text:p>0.0690152</text:p>
          </table:table-cell>
          <table:table-cell office:value-type="float" office:value="0.040631" calcext:value-type="float">
            <text:p>0.04063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817649" calcext:value-type="float">
            <text:p>0.0817649</text:p>
          </table:table-cell>
          <table:table-cell office:value-type="float" office:value="0.0434371" calcext:value-type="float">
            <text:p>0.043437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954915" calcext:value-type="float">
            <text:p>0.0954915</text:p>
          </table:table-cell>
          <table:table-cell office:value-type="float" office:value="0.0460489" calcext:value-type="float">
            <text:p>0.046048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1101628" calcext:value-type="float">
            <text:p>0.1101628</text:p>
          </table:table-cell>
          <table:table-cell office:value-type="float" office:value="0.0484567" calcext:value-type="float">
            <text:p>0.048456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1257446" calcext:value-type="float">
            <text:p>0.1257446</text:p>
          </table:table-cell>
          <table:table-cell office:value-type="float" office:value="0.0506513" calcext:value-type="float">
            <text:p>0.050651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1422005" calcext:value-type="float">
            <text:p>0.1422005</text:p>
          </table:table-cell>
          <table:table-cell office:value-type="float" office:value="0.0526251" calcext:value-type="float">
            <text:p>0.052625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1594921" calcext:value-type="float">
            <text:p>0.1594921</text:p>
          </table:table-cell>
          <table:table-cell office:value-type="float" office:value="0.0543715" calcext:value-type="float">
            <text:p>0.054371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1775789" calcext:value-type="float">
            <text:p>0.1775789</text:p>
          </table:table-cell>
          <table:table-cell office:value-type="float" office:value="0.0558856" calcext:value-type="float">
            <text:p>0.055885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1964187" calcext:value-type="float">
            <text:p>0.1964187</text:p>
          </table:table-cell>
          <table:table-cell office:value-type="float" office:value="0.057164" calcext:value-type="float">
            <text:p>0.05716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2159676" calcext:value-type="float">
            <text:p>0.2159676</text:p>
          </table:table-cell>
          <table:table-cell office:value-type="float" office:value="0.0582048" calcext:value-type="float">
            <text:p>0.058204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2361799" calcext:value-type="float">
            <text:p>0.2361799</text:p>
          </table:table-cell>
          <table:table-cell office:value-type="float" office:value="0.0590081" calcext:value-type="float">
            <text:p>0.059008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2570083" calcext:value-type="float">
            <text:p>0.2570083</text:p>
          </table:table-cell>
          <table:table-cell office:value-type="float" office:value="0.0595755" calcext:value-type="float">
            <text:p>0.059575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2784042" calcext:value-type="float">
            <text:p>0.2784042</text:p>
          </table:table-cell>
          <table:table-cell office:value-type="float" office:value="0.0599102" calcext:value-type="float">
            <text:p>0.059910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3003177" calcext:value-type="float">
            <text:p>0.3003177</text:p>
          </table:table-cell>
          <table:table-cell office:value-type="float" office:value="0.0600172" calcext:value-type="float">
            <text:p>0.060017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3226976" calcext:value-type="float">
            <text:p>0.3226976</text:p>
          </table:table-cell>
          <table:table-cell office:value-type="float" office:value="0.0599028" calcext:value-type="float">
            <text:p>0.059902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3454915" calcext:value-type="float">
            <text:p>0.3454915</text:p>
          </table:table-cell>
          <table:table-cell office:value-type="float" office:value="0.0595747" calcext:value-type="float">
            <text:p>0.059574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3686463" calcext:value-type="float">
            <text:p>0.3686463</text:p>
          </table:table-cell>
          <table:table-cell office:value-type="float" office:value="0.0590419" calcext:value-type="float">
            <text:p>0.059041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3921079" calcext:value-type="float">
            <text:p>0.3921079</text:p>
          </table:table-cell>
          <table:table-cell office:value-type="float" office:value="0.0583145" calcext:value-type="float">
            <text:p>0.058314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4158215" calcext:value-type="float">
            <text:p>0.4158215</text:p>
          </table:table-cell>
          <table:table-cell office:value-type="float" office:value="0.0574033" calcext:value-type="float">
            <text:p>0.057403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4397317" calcext:value-type="float">
            <text:p>0.4397317</text:p>
          </table:table-cell>
          <table:table-cell office:value-type="float" office:value="0.05632" calcext:value-type="float">
            <text:p>0.0563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4637826" calcext:value-type="float">
            <text:p>0.4637826</text:p>
          </table:table-cell>
          <table:table-cell office:value-type="float" office:value="0.0550769" calcext:value-type="float">
            <text:p>0.055076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4879181" calcext:value-type="float">
            <text:p>0.4879181</text:p>
          </table:table-cell>
          <table:table-cell office:value-type="float" office:value="0.0536866" calcext:value-type="float">
            <text:p>0.053686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5120819" calcext:value-type="float">
            <text:p>0.5120819</text:p>
          </table:table-cell>
          <table:table-cell office:value-type="float" office:value="0.052162" calcext:value-type="float">
            <text:p>0.05216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5362174" calcext:value-type="float">
            <text:p>0.5362174</text:p>
          </table:table-cell>
          <table:table-cell office:value-type="float" office:value="0.0505161" calcext:value-type="float">
            <text:p>0.050516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5602683" calcext:value-type="float">
            <text:p>0.5602683</text:p>
          </table:table-cell>
          <table:table-cell office:value-type="float" office:value="0.0487619" calcext:value-type="float">
            <text:p>0.048761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5841786" calcext:value-type="float">
            <text:p>0.5841786</text:p>
          </table:table-cell>
          <table:table-cell office:value-type="float" office:value="0.0469124" calcext:value-type="float">
            <text:p>0.046912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6078921" calcext:value-type="float">
            <text:p>0.6078921</text:p>
          </table:table-cell>
          <table:table-cell office:value-type="float" office:value="0.0449802" calcext:value-type="float">
            <text:p>0.044980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6313537" calcext:value-type="float">
            <text:p>0.6313537</text:p>
          </table:table-cell>
          <table:table-cell office:value-type="float" office:value="0.0429778" calcext:value-type="float">
            <text:p>0.042977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6545085" calcext:value-type="float">
            <text:p>0.6545085</text:p>
          </table:table-cell>
          <table:table-cell office:value-type="float" office:value="0.0409174" calcext:value-type="float">
            <text:p>0.040917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6773025" calcext:value-type="float">
            <text:p>0.6773025</text:p>
          </table:table-cell>
          <table:table-cell office:value-type="float" office:value="0.0388109" calcext:value-type="float">
            <text:p>0.038810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6996823" calcext:value-type="float">
            <text:p>0.6996823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7215958" calcext:value-type="float">
            <text:p>0.7215958</text:p>
          </table:table-cell>
          <table:table-cell office:value-type="float" office:value="0.0345058" calcext:value-type="float">
            <text:p>0.034505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7429917" calcext:value-type="float">
            <text:p>0.7429917</text:p>
          </table:table-cell>
          <table:table-cell office:value-type="float" office:value="0.0323294" calcext:value-type="float">
            <text:p>0.03232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7638202" calcext:value-type="float">
            <text:p>0.7638202</text:p>
          </table:table-cell>
          <table:table-cell office:value-type="float" office:value="0.0301515" calcext:value-type="float">
            <text:p>0.030151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7840324" calcext:value-type="float">
            <text:p>0.7840324</text:p>
          </table:table-cell>
          <table:table-cell office:value-type="float" office:value="0.0279828" calcext:value-type="float">
            <text:p>0.027982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8035813" calcext:value-type="float">
            <text:p>0.8035813</text:p>
          </table:table-cell>
          <table:table-cell office:value-type="float" office:value="0.0258337" calcext:value-type="float">
            <text:p>0.025833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8224211" calcext:value-type="float">
            <text:p>0.8224211</text:p>
          </table:table-cell>
          <table:table-cell office:value-type="float" office:value="0.0237142" calcext:value-type="float">
            <text:p>0.023714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8405079" calcext:value-type="float">
            <text:p>0.8405079</text:p>
          </table:table-cell>
          <table:table-cell office:value-type="float" office:value="0.0216347" calcext:value-type="float">
            <text:p>0.021634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8577995" calcext:value-type="float">
            <text:p>0.8577995</text:p>
          </table:table-cell>
          <table:table-cell office:value-type="float" office:value="0.0196051" calcext:value-type="float">
            <text:p>0.019605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8742554" calcext:value-type="float">
            <text:p>0.8742554</text:p>
          </table:table-cell>
          <table:table-cell office:value-type="float" office:value="0.0176353" calcext:value-type="float">
            <text:p>0.017635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8898372" calcext:value-type="float">
            <text:p>0.8898372</text:p>
          </table:table-cell>
          <table:table-cell office:value-type="float" office:value="0.0157351" calcext:value-type="float">
            <text:p>0.015735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9045085" calcext:value-type="float">
            <text:p>0.9045085</text:p>
          </table:table-cell>
          <table:table-cell office:value-type="float" office:value="0.0139143" calcext:value-type="float">
            <text:p>0.013914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9182351" calcext:value-type="float">
            <text:p>0.9182351</text:p>
          </table:table-cell>
          <table:table-cell office:value-type="float" office:value="0.0121823" calcext:value-type="float">
            <text:p>0.012182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9309849" calcext:value-type="float">
            <text:p>0.9309849</text:p>
          </table:table-cell>
          <table:table-cell office:value-type="float" office:value="0.0105485" calcext:value-type="float">
            <text:p>0.010548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942728" calcext:value-type="float">
            <text:p>0.942728</text:p>
          </table:table-cell>
          <table:table-cell office:value-type="float" office:value="0.0090217" calcext:value-type="float">
            <text:p>0.009021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9534372" calcext:value-type="float">
            <text:p>0.9534372</text:p>
          </table:table-cell>
          <table:table-cell office:value-type="float" office:value="0.0076108" calcext:value-type="float">
            <text:p>0.007610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9630873" calcext:value-type="float">
            <text:p>0.9630873</text:p>
          </table:table-cell>
          <table:table-cell office:value-type="float" office:value="0.0063238" calcext:value-type="float">
            <text:p>0.006323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9716559" calcext:value-type="float">
            <text:p>0.9716559</text:p>
          </table:table-cell>
          <table:table-cell office:value-type="float" office:value="0.0051685" calcext:value-type="float">
            <text:p>0.005168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9791229" calcext:value-type="float">
            <text:p>0.9791229</text:p>
          </table:table-cell>
          <table:table-cell office:value-type="float" office:value="0.0041519" calcext:value-type="float">
            <text:p>0.004151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9854709" calcext:value-type="float">
            <text:p>0.9854709</text:p>
          </table:table-cell>
          <table:table-cell office:value-type="float" office:value="0.0032804" calcext:value-type="float">
            <text:p>0.003280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990685" calcext:value-type="float">
            <text:p>0.990685</text:p>
          </table:table-cell>
          <table:table-cell office:value-type="float" office:value="0.0025595" calcext:value-type="float">
            <text:p>0.00255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9947532" calcext:value-type="float">
            <text:p>0.9947532</text:p>
          </table:table-cell>
          <table:table-cell office:value-type="float" office:value="0.0019938" calcext:value-type="float">
            <text:p>0.001993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9976658" calcext:value-type="float">
            <text:p>0.9976658</text:p>
          </table:table-cell>
          <table:table-cell office:value-type="float" office:value="0.001587" calcext:value-type="float">
            <text:p>0.00158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9994161" calcext:value-type="float">
            <text:p>0.9994161</text:p>
          </table:table-cell>
          <table:table-cell office:value-type="float" office:value="0.0013419" calcext:value-type="float">
            <text:p>0.001341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005839" calcext:value-type="float">
            <text:p>0.0005839</text:p>
          </table:table-cell>
          <table:table-cell office:value-type="float" office:value="-0.0042603" calcext:value-type="float">
            <text:p>-0.004260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023342" calcext:value-type="float">
            <text:p>0.0023342</text:p>
          </table:table-cell>
          <table:table-cell office:value-type="float" office:value="-0.0084289" calcext:value-type="float">
            <text:p>-0.008428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052468" calcext:value-type="float">
            <text:p>0.0052468</text:p>
          </table:table-cell>
          <table:table-cell office:value-type="float" office:value="-0.0125011" calcext:value-type="float">
            <text:p>-0.012501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093149" calcext:value-type="float">
            <text:p>0.0093149</text:p>
          </table:table-cell>
          <table:table-cell office:value-type="float" office:value="-0.0164706" calcext:value-type="float">
            <text:p>-0.016470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45291" calcext:value-type="float">
            <text:p>0.0145291</text:p>
          </table:table-cell>
          <table:table-cell office:value-type="float" office:value="-0.02033" calcext:value-type="float">
            <text:p>-0.0203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208771" calcext:value-type="float">
            <text:p>0.0208771</text:p>
          </table:table-cell>
          <table:table-cell office:value-type="float" office:value="-0.0240706" calcext:value-type="float">
            <text:p>-0.024070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283441" calcext:value-type="float">
            <text:p>0.0283441</text:p>
          </table:table-cell>
          <table:table-cell office:value-type="float" office:value="-0.0276827" calcext:value-type="float">
            <text:p>-0.027682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369127" calcext:value-type="float">
            <text:p>0.0369127</text:p>
          </table:table-cell>
          <table:table-cell office:value-type="float" office:value="-0.0311559" calcext:value-type="float">
            <text:p>-0.031155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465628" calcext:value-type="float">
            <text:p>0.0465628</text:p>
          </table:table-cell>
          <table:table-cell office:value-type="float" office:value="-0.0344792" calcext:value-type="float">
            <text:p>-0.034479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57272" calcext:value-type="float">
            <text:p>0.057272</text:p>
          </table:table-cell>
          <table:table-cell office:value-type="float" office:value="-0.0376414" calcext:value-type="float">
            <text:p>-0.037641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90152" calcext:value-type="float">
            <text:p>0.0690152</text:p>
          </table:table-cell>
          <table:table-cell office:value-type="float" office:value="-0.040631" calcext:value-type="float">
            <text:p>-0.04063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817649" calcext:value-type="float">
            <text:p>0.0817649</text:p>
          </table:table-cell>
          <table:table-cell office:value-type="float" office:value="-0.0434371" calcext:value-type="float">
            <text:p>-0.043437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954915" calcext:value-type="float">
            <text:p>0.0954915</text:p>
          </table:table-cell>
          <table:table-cell office:value-type="float" office:value="-0.0460489" calcext:value-type="float">
            <text:p>-0.046048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1101628" calcext:value-type="float">
            <text:p>0.1101628</text:p>
          </table:table-cell>
          <table:table-cell office:value-type="float" office:value="-0.0484567" calcext:value-type="float">
            <text:p>-0.048456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1257446" calcext:value-type="float">
            <text:p>0.1257446</text:p>
          </table:table-cell>
          <table:table-cell office:value-type="float" office:value="-0.0506513" calcext:value-type="float">
            <text:p>-0.050651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1422005" calcext:value-type="float">
            <text:p>0.1422005</text:p>
          </table:table-cell>
          <table:table-cell office:value-type="float" office:value="-0.0526251" calcext:value-type="float">
            <text:p>-0.052625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1594921" calcext:value-type="float">
            <text:p>0.1594921</text:p>
          </table:table-cell>
          <table:table-cell office:value-type="float" office:value="-0.0543715" calcext:value-type="float">
            <text:p>-0.054371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1775789" calcext:value-type="float">
            <text:p>0.1775789</text:p>
          </table:table-cell>
          <table:table-cell office:value-type="float" office:value="-0.0558856" calcext:value-type="float">
            <text:p>-0.055885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1964187" calcext:value-type="float">
            <text:p>0.1964187</text:p>
          </table:table-cell>
          <table:table-cell office:value-type="float" office:value="-0.057164" calcext:value-type="float">
            <text:p>-0.05716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2159676" calcext:value-type="float">
            <text:p>0.2159676</text:p>
          </table:table-cell>
          <table:table-cell office:value-type="float" office:value="-0.0582048" calcext:value-type="float">
            <text:p>-0.058204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2361799" calcext:value-type="float">
            <text:p>0.2361799</text:p>
          </table:table-cell>
          <table:table-cell office:value-type="float" office:value="-0.0590081" calcext:value-type="float">
            <text:p>-0.059008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2570083" calcext:value-type="float">
            <text:p>0.2570083</text:p>
          </table:table-cell>
          <table:table-cell office:value-type="float" office:value="-0.0595755" calcext:value-type="float">
            <text:p>-0.059575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2784042" calcext:value-type="float">
            <text:p>0.2784042</text:p>
          </table:table-cell>
          <table:table-cell office:value-type="float" office:value="-0.0599102" calcext:value-type="float">
            <text:p>-0.059910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3003177" calcext:value-type="float">
            <text:p>0.3003177</text:p>
          </table:table-cell>
          <table:table-cell office:value-type="float" office:value="-0.0600172" calcext:value-type="float">
            <text:p>-0.060017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3226976" calcext:value-type="float">
            <text:p>0.3226976</text:p>
          </table:table-cell>
          <table:table-cell office:value-type="float" office:value="-0.0599028" calcext:value-type="float">
            <text:p>-0.059902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3454915" calcext:value-type="float">
            <text:p>0.3454915</text:p>
          </table:table-cell>
          <table:table-cell office:value-type="float" office:value="-0.0595747" calcext:value-type="float">
            <text:p>-0.059574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3686463" calcext:value-type="float">
            <text:p>0.3686463</text:p>
          </table:table-cell>
          <table:table-cell office:value-type="float" office:value="-0.0590419" calcext:value-type="float">
            <text:p>-0.059041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3921079" calcext:value-type="float">
            <text:p>0.3921079</text:p>
          </table:table-cell>
          <table:table-cell office:value-type="float" office:value="-0.0583145" calcext:value-type="float">
            <text:p>-0.058314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4158215" calcext:value-type="float">
            <text:p>0.4158215</text:p>
          </table:table-cell>
          <table:table-cell office:value-type="float" office:value="-0.0574033" calcext:value-type="float">
            <text:p>-0.057403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4397317" calcext:value-type="float">
            <text:p>0.4397317</text:p>
          </table:table-cell>
          <table:table-cell office:value-type="float" office:value="-0.05632" calcext:value-type="float">
            <text:p>-0.0563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4637826" calcext:value-type="float">
            <text:p>0.4637826</text:p>
          </table:table-cell>
          <table:table-cell office:value-type="float" office:value="-0.0550769" calcext:value-type="float">
            <text:p>-0.055076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4879181" calcext:value-type="float">
            <text:p>0.4879181</text:p>
          </table:table-cell>
          <table:table-cell office:value-type="float" office:value="-0.0536866" calcext:value-type="float">
            <text:p>-0.053686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5120819" calcext:value-type="float">
            <text:p>0.5120819</text:p>
          </table:table-cell>
          <table:table-cell office:value-type="float" office:value="-0.052162" calcext:value-type="float">
            <text:p>-0.05216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5362174" calcext:value-type="float">
            <text:p>0.5362174</text:p>
          </table:table-cell>
          <table:table-cell office:value-type="float" office:value="-0.0505161" calcext:value-type="float">
            <text:p>-0.050516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5602683" calcext:value-type="float">
            <text:p>0.5602683</text:p>
          </table:table-cell>
          <table:table-cell office:value-type="float" office:value="-0.0487619" calcext:value-type="float">
            <text:p>-0.048761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5841786" calcext:value-type="float">
            <text:p>0.5841786</text:p>
          </table:table-cell>
          <table:table-cell office:value-type="float" office:value="-0.0469124" calcext:value-type="float">
            <text:p>-0.046912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6078921" calcext:value-type="float">
            <text:p>0.6078921</text:p>
          </table:table-cell>
          <table:table-cell office:value-type="float" office:value="-0.0449802" calcext:value-type="float">
            <text:p>-0.044980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6313537" calcext:value-type="float">
            <text:p>0.6313537</text:p>
          </table:table-cell>
          <table:table-cell office:value-type="float" office:value="-0.0429778" calcext:value-type="float">
            <text:p>-0.042977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6545085" calcext:value-type="float">
            <text:p>0.6545085</text:p>
          </table:table-cell>
          <table:table-cell office:value-type="float" office:value="-0.0409174" calcext:value-type="float">
            <text:p>-0.040917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6773025" calcext:value-type="float">
            <text:p>0.6773025</text:p>
          </table:table-cell>
          <table:table-cell office:value-type="float" office:value="-0.0388109" calcext:value-type="float">
            <text:p>-0.038810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6996823" calcext:value-type="float">
            <text:p>0.6996823</text:p>
          </table:table-cell>
          <table:table-cell office:value-type="float" office:value="-0.03667" calcext:value-type="float">
            <text:p>-0.0366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7215958" calcext:value-type="float">
            <text:p>0.7215958</text:p>
          </table:table-cell>
          <table:table-cell office:value-type="float" office:value="-0.0345058" calcext:value-type="float">
            <text:p>-0.034505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7429917" calcext:value-type="float">
            <text:p>0.7429917</text:p>
          </table:table-cell>
          <table:table-cell office:value-type="float" office:value="-0.0323294" calcext:value-type="float">
            <text:p>-0.03232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7638202" calcext:value-type="float">
            <text:p>0.7638202</text:p>
          </table:table-cell>
          <table:table-cell office:value-type="float" office:value="-0.0301515" calcext:value-type="float">
            <text:p>-0.030151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7840324" calcext:value-type="float">
            <text:p>0.7840324</text:p>
          </table:table-cell>
          <table:table-cell office:value-type="float" office:value="-0.0279828" calcext:value-type="float">
            <text:p>-0.027982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8035813" calcext:value-type="float">
            <text:p>0.8035813</text:p>
          </table:table-cell>
          <table:table-cell office:value-type="float" office:value="-0.0258337" calcext:value-type="float">
            <text:p>-0.025833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8224211" calcext:value-type="float">
            <text:p>0.8224211</text:p>
          </table:table-cell>
          <table:table-cell office:value-type="float" office:value="-0.0237142" calcext:value-type="float">
            <text:p>-0.023714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8405079" calcext:value-type="float">
            <text:p>0.8405079</text:p>
          </table:table-cell>
          <table:table-cell office:value-type="float" office:value="-0.0216347" calcext:value-type="float">
            <text:p>-0.021634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8577995" calcext:value-type="float">
            <text:p>0.8577995</text:p>
          </table:table-cell>
          <table:table-cell office:value-type="float" office:value="-0.0196051" calcext:value-type="float">
            <text:p>-0.019605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8742554" calcext:value-type="float">
            <text:p>0.8742554</text:p>
          </table:table-cell>
          <table:table-cell office:value-type="float" office:value="-0.0176353" calcext:value-type="float">
            <text:p>-0.017635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8898372" calcext:value-type="float">
            <text:p>0.8898372</text:p>
          </table:table-cell>
          <table:table-cell office:value-type="float" office:value="-0.0157351" calcext:value-type="float">
            <text:p>-0.015735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9045085" calcext:value-type="float">
            <text:p>0.9045085</text:p>
          </table:table-cell>
          <table:table-cell office:value-type="float" office:value="-0.0139143" calcext:value-type="float">
            <text:p>-0.013914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9182351" calcext:value-type="float">
            <text:p>0.9182351</text:p>
          </table:table-cell>
          <table:table-cell office:value-type="float" office:value="-0.0121823" calcext:value-type="float">
            <text:p>-0.012182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9309849" calcext:value-type="float">
            <text:p>0.9309849</text:p>
          </table:table-cell>
          <table:table-cell office:value-type="float" office:value="-0.0105485" calcext:value-type="float">
            <text:p>-0.010548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942728" calcext:value-type="float">
            <text:p>0.942728</text:p>
          </table:table-cell>
          <table:table-cell office:value-type="float" office:value="-0.0090217" calcext:value-type="float">
            <text:p>-0.009021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9534372" calcext:value-type="float">
            <text:p>0.9534372</text:p>
          </table:table-cell>
          <table:table-cell office:value-type="float" office:value="-0.0076108" calcext:value-type="float">
            <text:p>-0.007610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9630873" calcext:value-type="float">
            <text:p>0.9630873</text:p>
          </table:table-cell>
          <table:table-cell office:value-type="float" office:value="-0.0063238" calcext:value-type="float">
            <text:p>-0.006323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9716559" calcext:value-type="float">
            <text:p>0.9716559</text:p>
          </table:table-cell>
          <table:table-cell office:value-type="float" office:value="-0.0051685" calcext:value-type="float">
            <text:p>-0.005168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9791229" calcext:value-type="float">
            <text:p>0.9791229</text:p>
          </table:table-cell>
          <table:table-cell office:value-type="float" office:value="-0.0041519" calcext:value-type="float">
            <text:p>-0.004151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9854709" calcext:value-type="float">
            <text:p>0.9854709</text:p>
          </table:table-cell>
          <table:table-cell office:value-type="float" office:value="-0.0032804" calcext:value-type="float">
            <text:p>-0.003280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990685" calcext:value-type="float">
            <text:p>0.990685</text:p>
          </table:table-cell>
          <table:table-cell office:value-type="float" office:value="-0.0025595" calcext:value-type="float">
            <text:p>-0.00255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9947532" calcext:value-type="float">
            <text:p>0.9947532</text:p>
          </table:table-cell>
          <table:table-cell office:value-type="float" office:value="-0.0019938" calcext:value-type="float">
            <text:p>-0.001993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9976658" calcext:value-type="float">
            <text:p>0.9976658</text:p>
          </table:table-cell>
          <table:table-cell office:value-type="float" office:value="-0.001587" calcext:value-type="float">
            <text:p>-0.00158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9994161" calcext:value-type="float">
            <text:p>0.9994161</text:p>
          </table:table-cell>
          <table:table-cell office:value-type="float" office:value="-0.0013419" calcext:value-type="float">
            <text:p>-0.001341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126" calcext:value-type="float">
            <text:p>-0.0012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1048442">
          <table:table-cell table:number-columns-repeated="13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 style:data-style-name="N2" text:time-value="16:49:58.8347118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6T16:29:31.318154437</meta:creation-date>
    <dc:date>2023-03-06T16:50:09.195304602</dc:date>
    <meta:editing-duration>PT3M14S</meta:editing-duration>
    <meta:editing-cycles>2</meta:editing-cycles>
    <meta:generator>LibreOffice/6.4.7.2$Linux_X86_64 LibreOffice_project/40$Build-2</meta:generator>
    <meta:document-statistic meta:table-count="1" meta:cell-count="397" meta:object-count="0"/>
  </office:meta>
</office:document-meta>
</file>